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5mm" svg:x="196.31mm" svg:y="0mm">
            <loext:p/>
            <draw:object draw:notify-on-update-of-ranges="Hoja1.F2:Hoja1.F4 Hoja1.E2:Hoja1.E12 Hoja1.G2:Hoja1.G12 Hoja1.E2:Hoja1.E12 Hoja1.H2:Hoja1.H12 Hoja1.E2:Hoja1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01.27mm" svg:y="91.64mm">
            <loext:p/>
            <draw:object draw:notify-on-update-of-ranges="Hoja1.C1:Hoja1.C1 Hoja1.C2:Hoja1.C12 Hoja1.F1:Hoja1.F1 Hoja1.F2:Hoja1.F12 Hoja1.E18:Hoja1.E28 Hoja1.G1:Hoja1.G1 Hoja1.G2:Hoja1.G12 Hoja1.E18:Hoja1.E28 Hoja1.H1:Hoja1.H1 Hoja1.H2:Hoja1.H12 Hoja1.E18:Hoja1.E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5.48mm" svg:height="96.68mm" svg:x="185.59mm" svg:y="28.69mm">
            <loext:p/>
            <draw:object draw:notify-on-update-of-ranges="Hoja1.G2:Hoja1.G12 Hoja1.E18:Hoja1.E28 Hoja1.F2:Hoja1.F4 Hoja1.E2:Hoja1.E12 Hoja1.H2:Hoja1.H12 Hoja1.E2:Hoja1.E12 Hoja1.G18:Hoja1.G28 Hoja1.E2:Hoja1.E12 Hoja1.F18:Hoja1.F20 Hoja1.E2:Hoja1.E12 Hoja1.H18:Hoja1.H28 Hoja1.E2:Hoja1.E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ce7"/>
        <table:table-row table:style-name="ro1">
          <table:table-cell table:number-columns-repeated="3"/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</text:p>
          </table:table-cell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0890503" calcext:value-type="float">
            <text:p>0,000890503</text:p>
          </table:table-cell>
          <table:table-cell office:value-type="float" office:value="0.000881945" calcext:value-type="float">
            <text:p>0,000881945</text:p>
          </table:table-cell>
          <table:table-cell office:value-type="float" office:value="0.00021457" calcext:value-type="float">
            <text:p>0,00021457</text:p>
          </table:table-cell>
        </table:table-row>
        <table:table-row table:style-name="ro1">
          <table:table-cell table:number-columns-repeated="3"/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048576" calcext:value-type="float">
            <text:p>1048576</text:p>
          </table:table-cell>
          <table:table-cell table:style-name="ce5" office:value-type="float" office:value="0.000418824" calcext:value-type="float">
            <text:p>0,000418824</text:p>
          </table:table-cell>
          <table:table-cell table:style-name="ce5" office:value-type="float" office:value="0.000490704" calcext:value-type="float">
            <text:p>0,000490704</text:p>
          </table:table-cell>
          <table:table-cell table:style-name="ce5" office:value-type="float" office:value="0.000396451" calcext:value-type="float">
            <text:p>0,000396451</text:p>
          </table:table-cell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081097" calcext:value-type="float">
            <text:p>0,0081097</text:p>
          </table:table-cell>
          <table:table-cell office:value-type="float" office:value="0.000947576" calcext:value-type="float">
            <text:p>0,000947576</text:p>
          </table:table-cell>
          <table:table-cell office:value-type="float" office:value="0.001413467" calcext:value-type="float">
            <text:p>0,001413467</text:p>
          </table:table-cell>
        </table:table-row>
        <table:table-row table:style-name="ro1">
          <table:table-cell table:number-columns-repeated="3"/>
          <table:table-cell table:style-name="ce3" office:value-type="float" office:value="524288" calcext:value-type="float">
            <text:p>524288</text:p>
          </table:table-cell>
          <table:table-cell table:style-name="ce3" office:value-type="float" office:value="4194304" calcext:value-type="float">
            <text:p>4194304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float" office:value="0.001973089" calcext:value-type="float">
            <text:p>0,001973089</text:p>
          </table:table-cell>
          <table:table-cell table:style-name="ce5" office:value-type="float" office:value="0.001944419" calcext:value-type="float">
            <text:p>0,001944419</text:p>
          </table:table-cell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office:value-type="string" calcext:value-type="string">
            <text:p>Core</text:p>
          </table:table-cell>
          <table:table-cell office:value-type="float" office:value="0.003982256" calcext:value-type="float">
            <text:p>0,003982256</text:p>
          </table:table-cell>
          <table:table-cell office:value-type="float" office:value="0.005139431" calcext:value-type="float">
            <text:p>0,005139431</text:p>
          </table:table-cell>
        </table:table-row>
        <table:table-row table:style-name="ro1">
          <table:table-cell table:number-columns-repeated="3"/>
          <table:table-cell table:style-name="ce3" office:value-type="float" office:value="2097152" calcext:value-type="float">
            <text:p>2097152</text:p>
          </table:table-cell>
          <table:table-cell table:style-name="ce3" office:value-type="float" office:value="16777216" calcext:value-type="float">
            <text:p>16777216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float" office:value="0.007687044" calcext:value-type="float">
            <text:p>0,007687044</text:p>
          </table:table-cell>
          <table:table-cell table:style-name="ce5" office:value-type="float" office:value="0.006811128" calcext:value-type="float">
            <text:p>0,006811128</text:p>
          </table:table-cell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Core</text:p>
          </table:table-cell>
          <table:table-cell office:value-type="float" office:value="0.013104351" calcext:value-type="float">
            <text:p>0,013104351</text:p>
          </table:table-cell>
          <table:table-cell office:value-type="float" office:value="0.012742842" calcext:value-type="float">
            <text:p>0,012742842</text:p>
          </table:table-cell>
        </table:table-row>
        <table:table-row table:style-name="ro1">
          <table:table-cell table:number-columns-repeated="3"/>
          <table:table-cell table:style-name="ce3" office:value-type="float" office:value="8388608" calcext:value-type="float">
            <text:p>8388608</text:p>
          </table:table-cell>
          <table:table-cell table:style-name="ce3" office:value-type="float" office:value="67108864" calcext:value-type="float">
            <text:p>67108864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float" office:value="0.024995069" calcext:value-type="float">
            <text:p>0,024995069</text:p>
          </table:table-cell>
          <table:table-cell table:style-name="ce5" office:value-type="float" office:value="0.025847916" calcext:value-type="float">
            <text:p>0,025847916</text:p>
          </table:table-cell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Core</text:p>
          </table:table-cell>
          <table:table-cell office:value-type="float" office:value="0.049101994" calcext:value-type="float">
            <text:p>0,049101994</text:p>
          </table:table-cell>
          <table:table-cell office:value-type="float" office:value="0.051588245" calcext:value-type="float">
            <text:p>0,051588245</text:p>
          </table:table-cell>
        </table:table-row>
        <table:table-row table:style-name="ro1">
          <table:table-cell table:number-columns-repeated="3"/>
          <table:table-cell table:style-name="ce3" office:value-type="float" office:value="33554432" calcext:value-type="float">
            <text:p>33554432</text:p>
          </table:table-cell>
          <table:table-cell table:style-name="ce5" office:value-type="float" office:value="268435456" calcext:value-type="float">
            <text:p>268435456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float" office:value="0.09894258" calcext:value-type="float">
            <text:p>0,09894258</text:p>
          </table:table-cell>
          <table:table-cell table:style-name="ce5" office:value-type="float" office:value="0.098900759" calcext:value-type="float">
            <text:p>0,098900759</text:p>
          </table:table-cell>
        </table:table-row>
        <table:table-row table:style-name="ro1">
          <table:table-cell table:number-columns-repeated="3"/>
          <table:table-cell table:style-name="ce4" office:value-type="float" office:value="67108864" calcext:value-type="float">
            <text:p>67108864</text:p>
          </table:table-cell>
          <table:table-cell table:style-name="ce6" office:value-type="float" office:value="536870912" calcext:value-type="float">
            <text:p>536870912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float" office:value="0.098763196" calcext:value-type="float">
            <text:p>0,098763196</text:p>
          </table:table-cell>
          <table:table-cell table:style-name="ce6" office:value-type="float" office:value="0.203791232" calcext:value-type="float">
            <text:p>0,203791232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tcgrid</text:p>
          </table:table-cell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0421366" calcext:value-type="float">
            <text:p>0,000421366</text:p>
          </table:table-cell>
          <table:table-cell office:value-type="float" office:value="0.000476338" calcext:value-type="float">
            <text:p>0,000476338</text:p>
          </table:table-cell>
          <table:table-cell office:value-type="float" office:value="0.000420419" calcext:value-type="float">
            <text:p>0,000420419</text:p>
          </table:table-cell>
        </table:table-row>
        <table:table-row table:style-name="ro1">
          <table:table-cell table:number-columns-repeated="3"/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048576" calcext:value-type="float">
            <text:p>1048576</text:p>
          </table:table-cell>
          <table:table-cell table:style-name="ce5" office:value-type="float" office:value="0.000851256" calcext:value-type="float">
            <text:p>0,000851256</text:p>
          </table:table-cell>
          <table:table-cell table:style-name="ce5" office:value-type="float" office:value="0.000847464" calcext:value-type="float">
            <text:p>0,000847464</text:p>
          </table:table-cell>
          <table:table-cell table:style-name="ce5" office:value-type="float" office:value="0.000865304" calcext:value-type="float">
            <text:p>0,000865304</text:p>
          </table:table-cell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01533483" calcext:value-type="float">
            <text:p>0,001533483</text:p>
          </table:table-cell>
          <table:table-cell office:value-type="float" office:value="0.001290105" calcext:value-type="float">
            <text:p>0,001290105</text:p>
          </table:table-cell>
          <table:table-cell office:value-type="float" office:value="0.001588696" calcext:value-type="float">
            <text:p>0,001588696</text:p>
          </table:table-cell>
        </table:table-row>
        <table:table-row table:style-name="ro1">
          <table:table-cell table:number-columns-repeated="3"/>
          <table:table-cell table:style-name="ce3" office:value-type="float" office:value="524288" calcext:value-type="float">
            <text:p>524288</text:p>
          </table:table-cell>
          <table:table-cell table:style-name="ce3" office:value-type="float" office:value="4194304" calcext:value-type="float">
            <text:p>4194304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float" office:value="0.003666085" calcext:value-type="float">
            <text:p>0,003666085</text:p>
          </table:table-cell>
          <table:table-cell table:style-name="ce5" office:value-type="float" office:value="0.003255534" calcext:value-type="float">
            <text:p>0,003255534</text:p>
          </table:table-cell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office:value-type="string" calcext:value-type="string">
            <text:p>core</text:p>
          </table:table-cell>
          <table:table-cell office:value-type="float" office:value="0.007082477" calcext:value-type="float">
            <text:p>0,007082477</text:p>
          </table:table-cell>
          <table:table-cell office:value-type="float" office:value="0.007071442" calcext:value-type="float">
            <text:p>0,007071442</text:p>
          </table:table-cell>
        </table:table-row>
        <table:table-row table:style-name="ro1">
          <table:table-cell table:number-columns-repeated="3"/>
          <table:table-cell table:style-name="ce3" office:value-type="float" office:value="2097152" calcext:value-type="float">
            <text:p>2097152</text:p>
          </table:table-cell>
          <table:table-cell table:style-name="ce3" office:value-type="float" office:value="16777216" calcext:value-type="float">
            <text:p>16777216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float" office:value="0.011920947" calcext:value-type="float">
            <text:p>0,011920947</text:p>
          </table:table-cell>
          <table:table-cell table:style-name="ce5" office:value-type="float" office:value="0.010946437" calcext:value-type="float">
            <text:p>0,010946437</text:p>
          </table:table-cell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core</text:p>
          </table:table-cell>
          <table:table-cell office:value-type="float" office:value="0.023306494" calcext:value-type="float">
            <text:p>0,023306494</text:p>
          </table:table-cell>
          <table:table-cell office:value-type="float" office:value="0.02298764" calcext:value-type="float">
            <text:p>0,02298764</text:p>
          </table:table-cell>
        </table:table-row>
        <table:table-row table:style-name="ro1">
          <table:table-cell table:number-columns-repeated="3"/>
          <table:table-cell table:style-name="ce3" office:value-type="float" office:value="8388608" calcext:value-type="float">
            <text:p>8388608</text:p>
          </table:table-cell>
          <table:table-cell table:style-name="ce3" office:value-type="float" office:value="67108864" calcext:value-type="float">
            <text:p>67108864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float" office:value="0.047423196" calcext:value-type="float">
            <text:p>0,047423196</text:p>
          </table:table-cell>
          <table:table-cell table:style-name="ce5" office:value-type="float" office:value="0.046262578" calcext:value-type="float">
            <text:p>0,046262578</text:p>
          </table:table-cell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core</text:p>
          </table:table-cell>
          <table:table-cell office:value-type="float" office:value="0.095433444" calcext:value-type="float">
            <text:p>0,095433444</text:p>
          </table:table-cell>
          <table:table-cell office:value-type="float" office:value="0.093452759" calcext:value-type="float">
            <text:p>0,093452759</text:p>
          </table:table-cell>
        </table:table-row>
        <table:table-row table:style-name="ro1">
          <table:table-cell table:number-columns-repeated="3"/>
          <table:table-cell table:style-name="ce3" office:value-type="float" office:value="33554432" calcext:value-type="float">
            <text:p>33554432</text:p>
          </table:table-cell>
          <table:table-cell table:style-name="ce5" office:value-type="float" office:value="268435456" calcext:value-type="float">
            <text:p>268435456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float" office:value="0.183021304" calcext:value-type="float">
            <text:p>0,183021304</text:p>
          </table:table-cell>
          <table:table-cell table:style-name="ce5" office:value-type="float" office:value="0.205636492" calcext:value-type="float">
            <text:p>0,205636492</text:p>
          </table:table-cell>
        </table:table-row>
        <table:table-row table:style-name="ro1">
          <table:table-cell table:number-columns-repeated="3"/>
          <table:table-cell table:style-name="ce4" office:value-type="float" office:value="67108864" calcext:value-type="float">
            <text:p>67108864</text:p>
          </table:table-cell>
          <table:table-cell table:style-name="ce6" office:value-type="float" office:value="536870912" calcext:value-type="float">
            <text:p>536870912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float" office:value="0.184894549" calcext:value-type="float">
            <text:p>0,184894549</text:p>
          </table:table-cell>
          <table:table-cell table:style-name="ce6" office:value-type="float" office:value="0.352030667" calcext:value-type="float">
            <text:p>0,352030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11:22.677441410</meta:creation-date>
    <dc:date>2018-03-07T14:48:15.582128045</dc:date>
    <meta:editing-duration>PT4S</meta:editing-duration>
    <meta:editing-cycles>1</meta:editing-cycles>
    <meta:document-statistic meta:table-count="1" meta:cell-count="122" meta:object-count="3"/>
    <meta:generator>LibreOffice/5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611cm" svg:y="0.316cm" chart:style-name="ch2">
          <text:p>PC</text:p>
        </chart:title>
        <chart:legend chart:legend-position="end" svg:x="13.358cm" svg:y="3.706cm" style:legend-expansion="high" chart:style-name="ch3"/>
        <chart:plot-area chart:style-name="ch4" table:cell-range-address="Hoja1.E2:Hoja1.E12 Hoja1.F2:Hoja1.F4 Hoja1.G2:Hoja1.H12" chart:data-source-has-labels="row" svg:x="0.319cm" svg:y="1.275cm" svg:width="12.72cm" svg:height="7.551cm">
          <chartooo:coordinate-region svg:x="1.231cm" svg:y="1.474cm" svg:width="10.973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Hoja1.F2:Hoja1.F4" loext:label-string="local" chart:class="chart:scatter">
            <chart:domain table:cell-range-address="Hoja1.E2:Hoja1.E12"/>
            <chart:data-point chart:repeated="11"/>
          </chart:series>
          <chart:series chart:style-name="ch10" chart:values-cell-range-address="Hoja1.G2:Hoja1.G12" loext:label-string="global" chart:class="chart:scatter">
            <chart:data-point chart:repeated="11"/>
          </chart:series>
          <chart:series chart:style-name="ch11" chart:values-cell-range-address="Hoja1.H2:Hoja1.H12" loext:label-string="dynamic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local</text:p>
              </table:table-cell>
              <table:table-cell office:value-type="string">
                <text:p>global</text:p>
              </table:table-cell>
              <table:table-cell office:value-type="string">
                <text:p>dyna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E2:Hoja1.E12</svg:desc>
                </draw:g>
              </table:table-cell>
              <table:table-cell office:value-type="float" office:value="0.000890503">
                <text:p>0.000890503</text:p>
                <draw:g>
                  <svg:desc>Hoja1.F2:Hoja1.F4</svg:desc>
                </draw:g>
              </table:table-cell>
              <table:table-cell office:value-type="float" office:value="0.000881945">
                <text:p>0.000881945</text:p>
                <draw:g>
                  <svg:desc>Hoja1.G2:Hoja1.G12</svg:desc>
                </draw:g>
              </table:table-cell>
              <table:table-cell office:value-type="float" office:value="0.00021457">
                <text:p>0.00021457</text:p>
                <draw:g>
                  <svg:desc>Hoja1.H2:Hoja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418824">
                <text:p>0.000418824</text:p>
              </table:table-cell>
              <table:table-cell office:value-type="float" office:value="0.000490704">
                <text:p>0.000490704</text:p>
              </table:table-cell>
              <table:table-cell office:value-type="float" office:value="0.000396451">
                <text:p>0.000396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81097">
                <text:p>0.0081097</text:p>
              </table:table-cell>
              <table:table-cell office:value-type="float" office:value="0.000947576">
                <text:p>0.000947576</text:p>
              </table:table-cell>
              <table:table-cell office:value-type="float" office:value="0.001413467">
                <text:p>0.001413467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1973089">
                <text:p>0.001973089</text:p>
              </table:table-cell>
              <table:table-cell office:value-type="float" office:value="0.001944419">
                <text:p>0.001944419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3982256">
                <text:p>0.003982256</text:p>
              </table:table-cell>
              <table:table-cell office:value-type="float" office:value="0.005139431">
                <text:p>0.005139431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7687044">
                <text:p>0.007687044</text:p>
              </table:table-cell>
              <table:table-cell office:value-type="float" office:value="0.006811128">
                <text:p>0.006811128</text:p>
              </table:table-cell>
            </table:table-row>
            <table:table-row>
              <table:table-cell office:value-type="string"/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3104351">
                <text:p>0.013104351</text:p>
              </table:table-cell>
              <table:table-cell office:value-type="float" office:value="0.012742842">
                <text:p>0.012742842</text:p>
              </table:table-cell>
            </table:table-row>
            <table:table-row>
              <table:table-cell office:value-type="string"/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24995069">
                <text:p>0.024995069</text:p>
              </table:table-cell>
              <table:table-cell office:value-type="float" office:value="0.025847916">
                <text:p>0.025847916</text:p>
              </table:table-cell>
            </table:table-row>
            <table:table-row>
              <table:table-cell office:value-type="string"/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49101994">
                <text:p>0.049101994</text:p>
              </table:table-cell>
              <table:table-cell office:value-type="float" office:value="0.051588245">
                <text:p>0.051588245</text:p>
              </table:table-cell>
            </table:table-row>
            <table:table-row>
              <table:table-cell office:value-type="string"/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09894258">
                <text:p>0.09894258</text:p>
              </table:table-cell>
              <table:table-cell office:value-type="float" office:value="0.098900759">
                <text:p>0.098900759</text:p>
              </table:table-cell>
            </table:table-row>
            <table:table-row>
              <table:table-cell office:value-type="string"/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098763196">
                <text:p>0.098763196</text:p>
              </table:table-cell>
              <table:table-cell office:value-type="float" office:value="0.203791232">
                <text:p>0.203791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" chart:style-name="ch1">
        <chart:legend chart:legend-position="end" svg:x="10.209cm" svg:y="3.705cm" style:legend-expansion="high" chart:style-name="ch2"/>
        <chart:plot-area chart:style-name="ch3" table:cell-range-address="Hoja1.C1:Hoja1.C12 Hoja1.E18:Hoja1.E28 Hoja1.F1:Hoja1.H12" chart:data-source-has-labels="both" svg:x="0.319cm" svg:y="0.18cm" svg:width="9.571cm" svg:height="8.645cm">
          <chartooo:coordinate-region svg:x="1.231cm" svg:y="0.379cm" svg:width="7.824cm" svg:height="7.799cm"/>
          <chart:axis chart:dimension="x" chart:name="primary-x" chart:style-name="ch4" chartooo:axis-type="auto">
            <chart:categories table:cell-range-address="Hoja1.C2:Hoja1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2:Hoja1.F12" chart:label-cell-address="Hoja1.F1:Hoja1.F1" chart:class="chart:scatter">
            <chart:domain table:cell-range-address="Hoja1.E18:Hoja1.E28"/>
            <chart:data-point chart:repeated="11"/>
          </chart:series>
          <chart:series chart:style-name="ch8" chart:values-cell-range-address="Hoja1.G2:Hoja1.G12" chart:label-cell-address="Hoja1.G1:Hoja1.G1" chart:class="chart:scatter">
            <chart:data-point chart:repeated="11"/>
          </chart:series>
          <chart:series chart:style-name="ch9" chart:values-cell-range-address="Hoja1.H2:Hoja1.H12" chart:label-cell-address="Hoja1.H1:Hoja1.H1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Tiempo para vect. locales</text:p>
                <draw:g>
                  <svg:desc>Hoja1.F1:Hoja1.F1</svg:desc>
                </draw:g>
              </table:table-cell>
              <table:table-cell office:value-type="string">
                <text:p>Tiempo para vect. globales</text:p>
                <draw:g>
                  <svg:desc>Hoja1.G1:Hoja1.G1</svg:desc>
                </draw:g>
              </table:table-cell>
              <table:table-cell office:value-type="string">
                <text:p>Tiempo para vect. dinámicos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Hoja1.C2:Hoja1.C12</svg:desc>
                </draw:g>
              </table:table-cell>
              <table:table-cell office:value-type="float" office:value="524288">
                <text:p>524288</text:p>
                <draw:g>
                  <svg:desc>Hoja1.E18:Hoja1.E28</svg:desc>
                </draw:g>
              </table:table-cell>
              <table:table-cell office:value-type="float" office:value="0.000890503">
                <text:p>0.000890503</text:p>
                <draw:g>
                  <svg:desc>Hoja1.F2:Hoja1.F12</svg:desc>
                </draw:g>
              </table:table-cell>
              <table:table-cell office:value-type="float" office:value="0.000881945">
                <text:p>0.000881945</text:p>
                <draw:g>
                  <svg:desc>Hoja1.G2:Hoja1.G12</svg:desc>
                </draw:g>
              </table:table-cell>
              <table:table-cell office:value-type="float" office:value="0.00021457">
                <text:p>0.00021457</text:p>
                <draw:g>
                  <svg:desc>Hoja1.H2:Hoja1.H1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8576">
                <text:p>1048576</text:p>
              </table:table-cell>
              <table:table-cell office:value-type="float" office:value="0.000418824">
                <text:p>0.000418824</text:p>
              </table:table-cell>
              <table:table-cell office:value-type="float" office:value="0.000490704">
                <text:p>0.000490704</text:p>
              </table:table-cell>
              <table:table-cell office:value-type="float" office:value="0.000396451">
                <text:p>0.000396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7152">
                <text:p>2097152</text:p>
              </table:table-cell>
              <table:table-cell office:value-type="float" office:value="0.0081097">
                <text:p>0.0081097</text:p>
              </table:table-cell>
              <table:table-cell office:value-type="float" office:value="0.000947576">
                <text:p>0.000947576</text:p>
              </table:table-cell>
              <table:table-cell office:value-type="float" office:value="0.001413467">
                <text:p>0.001413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1973089">
                <text:p>0.001973089</text:p>
              </table:table-cell>
              <table:table-cell office:value-type="float" office:value="0.001944419">
                <text:p>0.001944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3982256">
                <text:p>0.003982256</text:p>
              </table:table-cell>
              <table:table-cell office:value-type="float" office:value="0.005139431">
                <text:p>0.005139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7687044">
                <text:p>0.007687044</text:p>
              </table:table-cell>
              <table:table-cell office:value-type="float" office:value="0.006811128">
                <text:p>0.006811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3104351">
                <text:p>0.013104351</text:p>
              </table:table-cell>
              <table:table-cell office:value-type="float" office:value="0.012742842">
                <text:p>0.012742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24995069">
                <text:p>0.024995069</text:p>
              </table:table-cell>
              <table:table-cell office:value-type="float" office:value="0.025847916">
                <text:p>0.025847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49101994">
                <text:p>0.049101994</text:p>
              </table:table-cell>
              <table:table-cell office:value-type="float" office:value="0.051588245">
                <text:p>0.051588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09894258">
                <text:p>0.09894258</text:p>
              </table:table-cell>
              <table:table-cell office:value-type="float" office:value="0.098900759">
                <text:p>0.098900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098763196">
                <text:p>0.098763196</text:p>
              </table:table-cell>
              <table:table-cell office:value-type="float" office:value="0.203791232">
                <text:p>0.203791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49cm" svg:height="9.669cm" xlink:href=".." xlink:type="simple" chart:class="chart:scatter" chart:style-name="ch1">
        <chart:title svg:x="8.315cm" svg:y="0.329cm" chart:style-name="ch2">
          <text:p>PC-ATCGRID</text:p>
        </chart:title>
        <chart:subtitle svg:x="8.553cm" svg:y="1.301cm" chart:style-name="ch3">
          <text:p>Comparación</text:p>
        </chart:subtitle>
        <chart:legend chart:legend-position="end" svg:x="15.691cm" svg:y="3.29cm" style:legend-expansion="high" chart:style-name="ch4"/>
        <chart:plot-area chart:style-name="ch5" table:cell-range-address="Hoja1.E18:Hoja1.E28 Hoja1.G2:Hoja1.H12 Hoja1.F2:Hoja1.F4 Hoja1.G18:Hoja1.H28 Hoja1.F18:Hoja1.F20" chart:data-source-has-labels="row" svg:x="0.39cm" svg:y="2.177cm" svg:width="14.911cm" svg:height="7.299cm">
          <chartooo:coordinate-region svg:x="1.302cm" svg:y="2.376cm" svg:width="13.164cm" svg:height="6.45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G2:Hoja1.G12" loext:label-string="pc_global" chart:class="chart:scatter">
            <chart:domain table:cell-range-address="Hoja1.E18:Hoja1.E28"/>
            <chart:data-point chart:repeated="11"/>
          </chart:series>
          <chart:series chart:style-name="ch9" chart:values-cell-range-address="Hoja1.F2:Hoja1.F4" loext:label-string="pc_local" chart:class="chart:scatter">
            <chart:domain table:cell-range-address="Hoja1.E2:Hoja1.E12"/>
            <chart:data-point chart:repeated="11"/>
          </chart:series>
          <chart:series chart:style-name="ch10" chart:values-cell-range-address="Hoja1.H2:Hoja1.H12" loext:label-string="pc_dynamic" chart:class="chart:scatter">
            <chart:domain table:cell-range-address="Hoja1.E2:Hoja1.E12"/>
            <chart:data-point chart:repeated="11"/>
          </chart:series>
          <chart:series chart:style-name="ch11" chart:values-cell-range-address="Hoja1.G18:Hoja1.G28" loext:label-string="atgrid_global" chart:class="chart:scatter">
            <chart:domain table:cell-range-address="Hoja1.E2:Hoja1.E12"/>
            <chart:data-point chart:repeated="11"/>
          </chart:series>
          <chart:series chart:style-name="ch12" chart:values-cell-range-address="Hoja1.F18:Hoja1.F20" loext:label-string="atcgrid_local" chart:class="chart:scatter">
            <chart:domain table:cell-range-address="Hoja1.E2:Hoja1.E12"/>
            <chart:data-point chart:repeated="11"/>
          </chart:series>
          <chart:series chart:style-name="ch13" chart:values-cell-range-address="Hoja1.H18:Hoja1.H28" loext:label-string="atcgrid_dynamic" chart:class="chart:scatter">
            <chart:domain table:cell-range-address="Hoja1.E2:Hoja1.E12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pc_global</text:p>
              </table:table-cell>
              <table:table-cell office:value-type="string">
                <text:p>Columna E</text:p>
              </table:table-cell>
              <table:table-cell office:value-type="string">
                <text:p>pc_local</text:p>
              </table:table-cell>
              <table:table-cell office:value-type="string">
                <text:p>Columna E</text:p>
              </table:table-cell>
              <table:table-cell office:value-type="string">
                <text:p>pc_dynamic</text:p>
              </table:table-cell>
              <table:table-cell office:value-type="string">
                <text:p>Columna E</text:p>
              </table:table-cell>
              <table:table-cell office:value-type="string">
                <text:p>atgrid_global</text:p>
              </table:table-cell>
              <table:table-cell office:value-type="string">
                <text:p>Columna E</text:p>
              </table:table-cell>
              <table:table-cell office:value-type="string">
                <text:p>atcgrid_local</text:p>
              </table:table-cell>
              <table:table-cell office:value-type="string">
                <text:p>Columna E</text:p>
              </table:table-cell>
              <table:table-cell office:value-type="string">
                <text:p>atcgrid_dyna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E18:Hoja1.E28</svg:desc>
                </draw:g>
              </table:table-cell>
              <table:table-cell office:value-type="float" office:value="0.000881945">
                <text:p>0.000881945</text:p>
                <draw:g>
                  <svg:desc>Hoja1.G2:Hoja1.G12</svg:desc>
                </draw:g>
              </table:table-cell>
              <table:table-cell office:value-type="float" office:value="524288">
                <text:p>524288</text:p>
                <draw:g>
                  <svg:desc>Hoja1.E2:Hoja1.E12</svg:desc>
                </draw:g>
              </table:table-cell>
              <table:table-cell office:value-type="float" office:value="0.000890503">
                <text:p>0.000890503</text:p>
                <draw:g>
                  <svg:desc>Hoja1.F2:Hoja1.F4</svg:desc>
                </draw:g>
              </table:table-cell>
              <table:table-cell office:value-type="float" office:value="524288">
                <text:p>524288</text:p>
                <draw:g>
                  <svg:desc>Hoja1.E2:Hoja1.E12</svg:desc>
                </draw:g>
              </table:table-cell>
              <table:table-cell office:value-type="float" office:value="0.00021457">
                <text:p>0.00021457</text:p>
                <draw:g>
                  <svg:desc>Hoja1.H2:Hoja1.H12</svg:desc>
                </draw:g>
              </table:table-cell>
              <table:table-cell office:value-type="float" office:value="524288">
                <text:p>524288</text:p>
                <draw:g>
                  <svg:desc>Hoja1.E2:Hoja1.E12</svg:desc>
                </draw:g>
              </table:table-cell>
              <table:table-cell office:value-type="float" office:value="0.000476338">
                <text:p>0.000476338</text:p>
                <draw:g>
                  <svg:desc>Hoja1.G18:Hoja1.G28</svg:desc>
                </draw:g>
              </table:table-cell>
              <table:table-cell office:value-type="float" office:value="524288">
                <text:p>524288</text:p>
                <draw:g>
                  <svg:desc>Hoja1.E2:Hoja1.E12</svg:desc>
                </draw:g>
              </table:table-cell>
              <table:table-cell office:value-type="float" office:value="0.000421366">
                <text:p>0.000421366</text:p>
                <draw:g>
                  <svg:desc>Hoja1.F18:Hoja1.F20</svg:desc>
                </draw:g>
              </table:table-cell>
              <table:table-cell office:value-type="float" office:value="524288">
                <text:p>524288</text:p>
                <draw:g>
                  <svg:desc>Hoja1.E2:Hoja1.E12</svg:desc>
                </draw:g>
              </table:table-cell>
              <table:table-cell office:value-type="float" office:value="0.000420419">
                <text:p>0.000420419</text:p>
                <draw:g>
                  <svg:desc>Hoja1.H18:Hoja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490704">
                <text:p>0.000490704</text:p>
              </table:table-cell>
              <table:table-cell office:value-type="float" office:value="1048576">
                <text:p>1048576</text:p>
              </table:table-cell>
              <table:table-cell office:value-type="float" office:value="0.000418824">
                <text:p>0.000418824</text:p>
              </table:table-cell>
              <table:table-cell office:value-type="float" office:value="1048576">
                <text:p>1048576</text:p>
              </table:table-cell>
              <table:table-cell office:value-type="float" office:value="0.000396451">
                <text:p>0.000396451</text:p>
              </table:table-cell>
              <table:table-cell office:value-type="float" office:value="1048576">
                <text:p>1048576</text:p>
              </table:table-cell>
              <table:table-cell office:value-type="float" office:value="0.000847464">
                <text:p>0.000847464</text:p>
              </table:table-cell>
              <table:table-cell office:value-type="float" office:value="1048576">
                <text:p>1048576</text:p>
              </table:table-cell>
              <table:table-cell office:value-type="float" office:value="0.000851256">
                <text:p>0.000851256</text:p>
              </table:table-cell>
              <table:table-cell office:value-type="float" office:value="1048576">
                <text:p>1048576</text:p>
              </table:table-cell>
              <table:table-cell office:value-type="float" office:value="0.000865304">
                <text:p>0.000865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0947576">
                <text:p>0.000947576</text:p>
              </table:table-cell>
              <table:table-cell office:value-type="float" office:value="2097152">
                <text:p>2097152</text:p>
              </table:table-cell>
              <table:table-cell office:value-type="float" office:value="0.0081097">
                <text:p>0.0081097</text:p>
              </table:table-cell>
              <table:table-cell office:value-type="float" office:value="2097152">
                <text:p>2097152</text:p>
              </table:table-cell>
              <table:table-cell office:value-type="float" office:value="0.001413467">
                <text:p>0.001413467</text:p>
              </table:table-cell>
              <table:table-cell office:value-type="float" office:value="2097152">
                <text:p>2097152</text:p>
              </table:table-cell>
              <table:table-cell office:value-type="float" office:value="0.001290105">
                <text:p>0.001290105</text:p>
              </table:table-cell>
              <table:table-cell office:value-type="float" office:value="2097152">
                <text:p>2097152</text:p>
              </table:table-cell>
              <table:table-cell office:value-type="float" office:value="0.001533483">
                <text:p>0.001533483</text:p>
              </table:table-cell>
              <table:table-cell office:value-type="float" office:value="2097152">
                <text:p>2097152</text:p>
              </table:table-cell>
              <table:table-cell office:value-type="float" office:value="0.001588696">
                <text:p>0.001588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0.001973089">
                <text:p>0.001973089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4194304">
                <text:p>4194304</text:p>
              </table:table-cell>
              <table:table-cell office:value-type="float" office:value="0.001944419">
                <text:p>0.001944419</text:p>
              </table:table-cell>
              <table:table-cell office:value-type="float" office:value="4194304">
                <text:p>4194304</text:p>
              </table:table-cell>
              <table:table-cell office:value-type="float" office:value="0.003666085">
                <text:p>0.003666085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4194304">
                <text:p>4194304</text:p>
              </table:table-cell>
              <table:table-cell office:value-type="float" office:value="0.003255534">
                <text:p>0.003255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0.003982256">
                <text:p>0.003982256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8388608">
                <text:p>8388608</text:p>
              </table:table-cell>
              <table:table-cell office:value-type="float" office:value="0.005139431">
                <text:p>0.005139431</text:p>
              </table:table-cell>
              <table:table-cell office:value-type="float" office:value="8388608">
                <text:p>8388608</text:p>
              </table:table-cell>
              <table:table-cell office:value-type="float" office:value="0.007082477">
                <text:p>0.007082477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8388608">
                <text:p>8388608</text:p>
              </table:table-cell>
              <table:table-cell office:value-type="float" office:value="0.007071442">
                <text:p>0.007071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0.007687044">
                <text:p>0.007687044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0.006811128">
                <text:p>0.006811128</text:p>
              </table:table-cell>
              <table:table-cell office:value-type="float" office:value="16777216">
                <text:p>16777216</text:p>
              </table:table-cell>
              <table:table-cell office:value-type="float" office:value="0.011920947">
                <text:p>0.011920947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0.010946437">
                <text:p>0.010946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0.013104351">
                <text:p>0.013104351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33554432">
                <text:p>33554432</text:p>
              </table:table-cell>
              <table:table-cell office:value-type="float" office:value="0.012742842">
                <text:p>0.012742842</text:p>
              </table:table-cell>
              <table:table-cell office:value-type="float" office:value="33554432">
                <text:p>33554432</text:p>
              </table:table-cell>
              <table:table-cell office:value-type="float" office:value="0.023306494">
                <text:p>0.023306494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33554432">
                <text:p>33554432</text:p>
              </table:table-cell>
              <table:table-cell office:value-type="float" office:value="0.02298764">
                <text:p>0.02298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0.024995069">
                <text:p>0.024995069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67108864">
                <text:p>67108864</text:p>
              </table:table-cell>
              <table:table-cell office:value-type="float" office:value="0.025847916">
                <text:p>0.025847916</text:p>
              </table:table-cell>
              <table:table-cell office:value-type="float" office:value="67108864">
                <text:p>67108864</text:p>
              </table:table-cell>
              <table:table-cell office:value-type="float" office:value="0.047423196">
                <text:p>0.047423196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67108864">
                <text:p>67108864</text:p>
              </table:table-cell>
              <table:table-cell office:value-type="float" office:value="0.046262578">
                <text:p>0.04626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49101994">
                <text:p>0.049101994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51588245">
                <text:p>0.051588245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95433444">
                <text:p>0.095433444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93452759">
                <text:p>0.093452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0.09894258">
                <text:p>0.09894258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268435456">
                <text:p>268435456</text:p>
              </table:table-cell>
              <table:table-cell office:value-type="float" office:value="0.098900759">
                <text:p>0.098900759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83021304">
                <text:p>0.183021304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268435456">
                <text:p>268435456</text:p>
              </table:table-cell>
              <table:table-cell office:value-type="float" office:value="0.205636492">
                <text:p>0.205636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0.098763196">
                <text:p>0.098763196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536870912">
                <text:p>536870912</text:p>
              </table:table-cell>
              <table:table-cell office:value-type="float" office:value="0.203791232">
                <text:p>0.203791232</text:p>
              </table:table-cell>
              <table:table-cell office:value-type="float" office:value="536870912">
                <text:p>536870912</text:p>
              </table:table-cell>
              <table:table-cell office:value-type="float" office:value="0.184894549">
                <text:p>0.184894549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536870912">
                <text:p>536870912</text:p>
              </table:table-cell>
              <table:table-cell office:value-type="float" office:value="0.352030667">
                <text:p>0.352030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